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officeooo:rsid="00048be1" officeooo:paragraph-rsid="00048be1"/>
    </style:style>
    <style:style style:name="P3" style:family="paragraph" style:parent-style-name="Standard">
      <style:text-properties officeooo:rsid="00060975" officeooo:paragraph-rsid="00060975"/>
    </style:style>
    <style:style style:name="T1" style:family="text">
      <style:text-properties fo:font-size="14pt" style:text-underline-style="solid" style:text-underline-width="auto" style:text-underline-color="font-color" fo:font-weight="bold" officeooo:rsid="00048be1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span text:style-name="T1">INTERVIEW QUESTIONS( AUTOMOTIVE )</text:span></text:p>
      <text:p text:style-name="Standard"/>
      <text:p text:style-name="P2">1)Difference between 'volatile' and 'const volatile'?</text:p>
      <text:p text:style-name="P2">2)How to differentiate 'const volatile' in global and 'const' in local?</text:p>
      <text:p text:style-name="P2">3)Difference between 'macro' and a 'constant'? </text:p>
      <text:p text:style-name="P2">4)Print the prime numbers from 1 to 50.</text:p>
      <text:p text:style-name="P2">5)Print the following pattern: <text:s text:c="3"/>(input = 5)</text:p>
      <text:p text:style-name="P2"><text:tab/><text:tab/><text:tab/>*</text:p>
      <text:p text:style-name="P2"><text:tab/><text:tab/> <text:s text:c="9"/>***</text:p>
      <text:p text:style-name="P2"><text:tab/><text:tab/> <text:s text:c="7"/>*****</text:p>
      <text:p text:style-name="P2"><text:tab/><text:tab/> <text:s text:c="5"/>*******</text:p>
      <text:p text:style-name="P2"><text:tab/><text:tab/> <text:s text:c="3"/>*********</text:p>
      <text:p text:style-name="P2">6)Store a value in a particular address(For ex: 0x2000).</text:p>
      <text:p text:style-name="P2">7)Signals(Generate a signal and to handle a signal).</text:p>
      <text:p text:style-name="P2">8)What is priority?</text:p>
      <text:p text:style-name="P2">9)Priority inversion.</text:p>
      <text:p text:style-name="P2">10)Priority ceiling.</text:p>
      <text:p text:style-name="P2">11)TLB miss &amp; TLB hit.</text:p>
      <text:p text:style-name="P2">12)Page fault exception handler.</text:p>
      <text:p text:style-name="P2">13)Shared memory.</text:p>
      <text:p text:style-name="P2">14)Semaphores.</text:p>
      <text:p text:style-name="P2">15)Mutex.</text:p>
      <text:p text:style-name="P3">16)Fork.</text:p>
      <text:p text:style-name="P3">17)Vfork.</text:p>
      <text:p text:style-name="P3">18)Exec.</text:p>
      <text:p text:style-name="P3">19)Thread.</text:p>
      <text:p text:style-name="P3">20)Clo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11:45:37.699197804</meta:creation-date>
    <dc:date>2016-09-08T09:19:23.904044428</dc:date>
    <meta:editing-duration>P0D</meta:editing-duration>
    <meta:editing-cycles>2</meta:editing-cycles>
    <meta:generator>LibreOffice/4.2.4.2$Linux_x86 LibreOffice_project/420m0$Build-2</meta:generator>
    <meta:document-statistic meta:table-count="0" meta:image-count="0" meta:object-count="0" meta:page-count="1" meta:paragraph-count="26" meta:word-count="89" meta:character-count="662" meta:non-whitespace-character-count="552"/>
  </office:meta>
</office:document-meta>
</file>